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000000" style:font-name="Arial Black" fo:font-size="60pt" fo:font-weight="bold"/>
    </style:style>
    <style:style style:name="T3" style:family="text">
      <style:text-properties fo:color="#ffffff" style:font-name="Arial Black1" fo:font-size="60pt" fo:font-weight="bold"/>
    </style:style>
    <style:style style:name="T4" style:family="text">
      <style:text-properties fo:color="#000000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ozpięty na ramionach,</text:span><text:span text:style-name="T2"><text:line-break/></text:span><text:span text:style-name="T1">Jak sokół na niebie.</text:span><text:span text:style-name="T2"><text:line-break/></text:span><text:span text:style-name="T1">Chrystusie, Synu Boga,</text:span><text:span text:style-name="T2"><text:line-break/></text:span><text:span text:style-name="T1">Spójrz proszę na zie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1. Na ruchliwe ulice,</text:span><text:span text:style-name="T1"><text:line-break/></text:span><text:span text:style-name="T1">Zabieganych ludzi.</text:span><text:span text:style-name="T1"><text:line-break/></text:span><text:span text:style-name="T1">Gdy dzień się</text:span><text:span text:style-name="T1"><text:line-break/></text:span><text:span text:style-name="T1">już kończy,</text:span><text:span text:style-name="T1"><text:line-break/></text:span><text:span text:style-name="T1">A ranek się bu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Uśmiechnij się przyjaźnie</text:span><text:span text:style-name="T1"><text:line-break/></text:span><text:span text:style-name="T1">Z wysokiego krzyża.</text:span><text:span text:style-name="T1"><text:line-break/></text:span><text:span text:style-name="T1">Do ciężko pracujących,</text:span><text:span text:style-name="T1"><text:line-break/></text:span><text:span text:style-name="T1">Których głód poniż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3">Rozpięty na ramionach,</text:span><text:span text:style-name="T4"><text:line-break/></text:span><text:span text:style-name="T3">Jak sokół na niebie.</text:span><text:span text:style-name="T4"><text:line-break/></text:span><text:span text:style-name="T3">Chrystusie, Synu Boga,</text:span><text:span text:style-name="T4"><text:line-break/></text:span><text:span text:style-name="T3">Spójrz proszę na zie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3">2. Pociesz zrozpaczonych,</text:span><text:span text:style-name="T3"><text:line-break/></text:span><text:span text:style-name="T3">chleba daj głodującym.</text:span><text:span text:style-name="T3"><text:line-break/></text:span><text:span text:style-name="T3">Modlących się wysłuchaj</text:span><text:span text:style-name="T3"><text:line-break/></text:span><text:span text:style-name="T3">wybacz umierając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3">Spójrz cierpienia sokole</text:span><text:span text:style-name="T4"><text:line-break/></text:span><text:span text:style-name="T3">na wszechświat,</text:span><text:span text:style-name="T3"><text:line-break/></text:span><text:span text:style-name="T3">na ziemię.</text:span><text:span text:style-name="T3"><text:line-break/></text:span><text:span text:style-name="T3">Na cichy</text:span><text:span text:style-name="T3"><text:line-break/></text:span><text:span text:style-name="T3">ciemny Kościół,</text:span><text:span text:style-name="T4"><text:line-break/></text:span><text:span text:style-name="T3">dziecko</text:span><text:span text:style-name="T3"><text:line-break/></text:span><text:span text:style-name="T3">wzywające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3">Rozpięty na ramionach,</text:span><text:span text:style-name="T4"><text:line-break/></text:span><text:span text:style-name="T3">Jak sokół na niebie.</text:span><text:span text:style-name="T4"><text:line-break/></text:span><text:span text:style-name="T3">Chrystusie, Synu Boga,</text:span><text:span text:style-name="T4"><text:line-break/></text:span><text:span text:style-name="T3">Spójrz proszę na zie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3">3. A gdy będziesz</text:span><text:span text:style-name="T3"><text:line-break/></text:span><text:span text:style-name="T3">nas sądził,</text:span><text:span text:style-name="T3"><text:line-break/></text:span><text:span text:style-name="T3">Boskie Miłosierdzie.</text:span><text:span text:style-name="T3"><text:line-break/></text:span><text:span text:style-name="T3">Prosimy, Twoje dzieci,</text:span><text:span text:style-name="T3"><text:line-break/></text:span><text:span text:style-name="T3">nie sądź</text:span><text:span text:style-name="T3"><text:line-break/></text:span><text:span text:style-name="T3">na miarę s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3">Rozpięty na ramionach,</text:span><text:span text:style-name="T4"><text:line-break/></text:span><text:span text:style-name="T3">Jak sokół na niebie.</text:span><text:span text:style-name="T4"><text:line-break/></text:span><text:span text:style-name="T3">Chrystusie, Synu Boga,</text:span><text:span text:style-name="T4"><text:line-break/></text:span><text:span text:style-name="T3">Spójrz proszę na ziem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3-09T14:41:40</meta:creation-date>
    <dc:date>2014-04-07T21:01:35.056000000</dc:date>
    <dc:language>pl-PL</dc:language>
    <meta:editing-cycles>13</meta:editing-cycles>
    <meta:editing-duration>PT18M51S</meta:editing-duration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